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c0c0c0"/>
    </style:style>
    <style:style style:name="ce9" style:family="table-cell" style:parent-style-name="Default" style:data-style-name="N2"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8" office:value-type="float" office:value="220">
            <text:p>220,00</text:p>
          </table:table-cell>
          <table:table-cell table:number-columns-repeated="2"/>
          <table:table-cell office:value-type="string">
            <text:p>Top plate thickness:</text:p>
          </table:table-cell>
          <table:table-cell table:style-name="ce10" office:value-type="float" office:value="4">
            <text:p>4</text:p>
          </table:table-cell>
        </table:table-row>
        <table:table-row table:style-name="ro2">
          <table:table-cell office:value-type="string">
            <text:p>Height of top plate (visible part, in addition to this comes 2x16mm profiles)</text:p>
          </table:table-cell>
          <table:table-cell table:style-name="ce8" table:formula="of:=295-2*16" office:value-type="float" office:value="263">
            <text:p>263,00</text:p>
          </table:table-cell>
          <table:table-cell table:number-columns-repeated="2"/>
          <table:table-cell office:value-type="string">
            <text:p>Other sides thickness:</text:p>
          </table:table-cell>
          <table:table-cell table:style-name="ce10" office:value-type="float" office:value="2.5">
            <text:p>2,5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8" office:value-type="float" office:value="88">
            <text:p>88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10" office:value-type="float" office:value="1">
            <text:p>1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8" office:value-type="float" office:value="43">
            <text:p>43,00</text:p>
          </table:table-cell>
          <table:table-cell table:number-columns-repeated="2"/>
          <table:table-cell office:value-type="string">
            <text:p>Housing profile cavity height</text:p>
          </table:table-cell>
          <table:table-cell table:style-name="ce10" office:value-type="float" office:value="3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+2*16" office:value-type="float" office:value="295">
            <text:p>295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8.67318137380267">
            <text:p>8,67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erpendicular distance (clearance) from underside of top plate to upperside of bottom plate at x coordinate of left side plate: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X:</text:p>
          </table:table-cell>
          <table:table-cell table:style-name="ce10" office:value-type="float" office:value="102">
            <text:p>102</text:p>
          </table:table-cell>
        </table:table-row>
        <table:table-row table:style-name="ro3">
          <table:table-cell table:style-name="ce3" office:value-type="string">
            <text:p>Top Plate</text:p>
          </table:table-cell>
          <table:table-cell table:number-columns-repeated="3"/>
          <table:table-cell office:value-type="string">
            <text:p>Y=</text:p>
          </table:table-cell>
          <table:table-cell table:formula="of:=[.B62]-[.B97]-[.F5]/2-([.F6]/2/COS([.B100]/180*3.14159))-TAN([.B100]/180*3.14159)*([.B57]/2-[.F15])" office:value-type="float" office:value="49.1284977369741">
            <text:p>49,13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[.$B$6]+5.9*2" office:value-type="float" office:value="274.8">
            <text:p>274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22">
            <text:p>22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 [REVERSE SIDE]</text:p>
          </table:table-cell>
          <table:table-cell table:formula="of:=[.B18]/2" office:value-type="float" office:value="111">
            <text:p>111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[.$F$8]-([.$F$8]+0.5)/2)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7]-([.$F$8]-([.$F$8]+0.5)/2)" office:value-type="float" office:value="273.55">
            <text:p>273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width</text:p>
          </table:table-cell>
          <table:table-cell table:formula="of:=[.B18]+3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5]-1.5" office:value-type="float" office:value="2.5">
            <text:p>2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Origo related to sides (for aligning things on the side), Y:</text:p>
          </table:table-cell>
          <table:table-cell office:value-type="float" office:value="-10.1">
            <text:p>-10,1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Front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8]-2*10.1" office:value-type="float" office:value="22.8">
            <text:p>22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22">
            <text:p>22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31]/2" office:value-type="float" office:value="111">
            <text:p>111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30]-([.$F$8]-([.$F$8]+0.5)/2)" office:value-type="float" office:value="21.55">
            <text:p>21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31]+3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ack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7]-2*10.1" office:value-type="float" office:value="67.8">
            <text:p>67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22">
            <text:p>22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44]/2" office:value-type="float" office:value="111">
            <text:p>111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43]-([.$F$8]-([.$F$8]+0.5)/2)" office:value-type="float" office:value="66.55">
            <text:p>66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44]+3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" office:value-type="float" office:value="88">
            <text:p>88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2]" office:value-type="float" office:value="295">
            <text:p>295,00</text:p>
          </table:table-cell>
          <table:table-cell table:number-columns-repeated="4"/>
        </table:table-row>
        <table:table-row table:style-name="ro2">
          <table:table-cell office:value-type="string">
            <text:p>(Place screw holes 5.2 mm from sides in all corners except lower right)</text:p>
          </table:table-cell>
          <table:table-cell table:number-columns-repeated="5"/>
        </table:table-row>
        <table:table-row table:style-name="ro2">
          <table:table-cell office:value-type="string">
            <text:p>Cavities for holding plates, depth:</text:p>
          </table:table-cell>
          <table:table-cell table:formula="of:=[.F7]+0.1" office:value-type="float" office:value="1.1">
            <text:p>1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formula="of:=[.B57]/2" office:value-type="float" office:value="147.5">
            <text:p>147,5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formula="of:=[.B56]-[.F5]/2-1-0.05" office:value-type="float" office:value="84.95">
            <text:p>84,95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formula="of:=[.F5]+0.1" office:value-type="float" office:value="4.1">
            <text:p>4,1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formula="of:=[.B17]+2*2" office:value-type="float" office:value="278.8">
            <text:p>278,8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formula="of:=1+[.F6]/2+0.1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formula="of:=[.B56]/2" office:value-type="float" office:value="44">
            <text:p>44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formula="of:=[.B43]+2*2" office:value-type="float" office:value="71.8">
            <text:p>71,8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9" table:formula="of:=[.B57]-1-[.F6]/2-0.1/2" office:value-type="float" office:value="292.7">
            <text:p>292,7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9" table:formula="of:=[.B56]-[.B73]/2-8" office:value-type="float" office:value="66.6">
            <text:p>66,6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formula="of:=[.B30]+2*2" office:value-type="float" office:value="26.8">
            <text:p>26,8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Lower Right screw hole, Y</text:p>
          </table:table-cell>
          <table:table-cell table:formula="of:=[.B56]-[.B8]+5.2" office:value-type="float" office:value="50.2">
            <text:p>50,2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“Cut of” hole, X</text:p>
          </table:table-cell>
          <table:table-cell table:formula="of:=([.B57]-16)/2+16" office:value-type="float" office:value="155.5">
            <text:p>155,5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formula="of:=([.B7]-[.B8])/2-1.25" office:value-type="float" office:value="21.25">
            <text:p>21,2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formula="of:=SQRT(([.B57]-16)^2+([.B7]-[.B8])^2)+2" office:value-type="float" office:value="284.605732425936">
            <text:p>284,61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formula="of:=ATAN(([.B7]-[.B8])/([.B57]-16))/3.14159*180" office:value-type="float" office:value="9.16235478483172">
            <text:p>9,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2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1 for bottom plate, X</text:p>
          </table:table-cell>
          <table:table-cell office:value-type="float" office:value="12.25">
            <text:p>12,25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Y</text:p>
          </table:table-cell>
          <table:table-cell table:formula="of:=1+[.B88]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2 for bottom plate, X</text:p>
          </table:table-cell>
          <table:table-cell table:formula="of:=[.B57]-(16-[.B94])-[.B94]/2" office:value-type="float" office:value="283">
            <text:p>283,0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Y</text:p>
          </table:table-cell>
          <table:table-cell table:formula="of:=[.B56]-[.B8]+1+[.B93]/2" office:value-type="float" office:value="47.3">
            <text:p>47,3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formula="of:=[.B57]/2" office:value-type="float" office:value="147.5">
            <text:p>147,5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9" table:formula="of:=([.B56]-[.B8])/2+1+([.F6]/2/COS([.B100]/180*3.14159))" office:value-type="float" office:value="24.7681655801821">
            <text:p>24,77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formula="of:=SQRT(([.B57]-2*16)^2+([.B7]-[.B8])^2)" office:value-type="float" office:value="266.822038070321">
            <text:p>266,82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formula="of:=ATAN(([.B7]-[.B8])/([.B57]-2*16))/3.14159*180" office:value-type="float" office:value="9.70944560931652">
            <text:p>9,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(Manually adjust the length of the 3 cavities above to meet fully, start with length of cavity 3)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4" office:value-type="string">
            <text:p>Mirror Right side around front panel center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ottom Plate</text:p>
          </table:table-cell>
          <table:table-cell table:number-columns-repeated="5"/>
        </table:table-row>
        <table:table-row table:style-name="ro2">
          <table:table-cell table:style-name="ce6" office:value-type="string">
            <text:p>Looking at in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=SQRT(([.B57]-2*16)^2+([.B7]-[.B8])^2)+5.9*2" office:value-type="float" office:value="278.622038070321">
            <text:p>278,62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222">
            <text:p>222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09]/2" office:value-type="float" office:value="111">
            <text:p>111,0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6-(6+0.5)/2)" office:value-type="float" office:value="2.75">
            <text:p>2,7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08]-(6-(6+0.5)/2)" office:value-type="float" office:value="275.872038070321">
            <text:p>275,87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6+0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109]+3" office:value-type="float" office:value="225">
            <text:p>225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xtra cavities for bending (width 1mm, x as above), bottom y</text:p>
          </table:table-cell>
          <table:table-cell table:formula="of:=6-1/2" office:value-type="float" office:value="5.5">
            <text:p>5,50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top y</text:p>
          </table:table-cell>
          <table:table-cell table:formula="of:=[.B108]-6+1/2" office:value-type="float" office:value="273.122038070321">
            <text:p>273,12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depth</text:p>
          </table:table-cell>
          <table:table-cell table:formula="of:=[.F6]-0.75" office:value-type="float" office:value="1.75">
            <text:p>1,7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220">
            <text:p>220,00</text:p>
          </table:table-cell>
          <table:table-cell table:number-columns-repeated="4"/>
        </table:table-row>
        <table:table-row table:style-name="ro2" table:number-rows-repeated="10484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-04-2013</text:date>, <text:time>09:5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3-04-17T09:57:40</dc:date>
    <meta:editing-duration>PT08H18M23S</meta:editing-duration>
    <meta:editing-cycles>17</meta:editing-cycles>
    <meta:generator>NeoOffice/3.3$Unix OpenOffice.org_project/Patch 0</meta:generator>
    <meta:document-statistic meta:table-count="3" meta:cell-count="186" meta:object-count="0"/>
  </office:meta>
</office:document-meta>
</file>